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925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0.480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9"/>
    <style:style style:name="ce2" style:family="table-cell" style:parent-style-name="Default" style:data-style-name="N139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serialization_time" table:style-name="ta1">
        <table:shapes>
          <draw:frame draw:z-index="0" draw:style-name="gr1" draw:text-style-name="P1" svg:width="6.2988in" svg:height="3.5429in" svg:x="3.7118in" svg:y="3.7134in">
            <draw:object draw:notify-on-update-of-ranges="deserialization_time.B1:deserialization_time.B1 deserialization_time.B2:deserialization_time.B19 deserialization_time.C1:deserialization_time.C1 deserialization_time.C2:deserialization_time.C19 deserialization_time.B1:deserialization_time.B1 deserialization_time.B2:deserialization_time.B19 deserialization_time.D1:deserialization_time.D1 deserialization_time.D2:deserialization_time.D19 deserialization_time.B1:deserialization_time.B1 deserialization_time.B2:deserialization_time.B19 deserialization_time.E1:deserialization_time.E1 deserialization_time.E2:deserialization_time.E19 deserialization_time.B1:deserialization_time.B1 deserialization_time.B2:deserialization_time.B19 deserialization_time.F1:deserialization_time.F1 deserialization_time.F2:deserialization_time.F19 deserialization_time.B1:deserialization_time.B1 deserialization_time.B2:deserialization_time.B19 deserialization_time.G1:deserialization_time.G1 deserialization_time.G2:deserialization_time.G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time_1</text:p>
          </table:table-cell>
          <table:table-cell office:value-type="string" calcext:value-type="string">
            <text:p>time_2</text:p>
          </table:table-cell>
          <table:table-cell office:value-type="string" calcext:value-type="string">
            <text:p>time_3</text:p>
          </table:table-cell>
          <table:table-cell office:value-type="string" calcext:value-type="string">
            <text:p>time_4</text:p>
          </table:table-cell>
          <table:table-cell office:value-type="string" calcext:value-type="string">
            <text:p>time_5</text:p>
          </table:table-cell>
          <table:table-cell/>
        </table:table-row>
        <table:table-row table:style-name="ro1">
          <table:table-cell office:value-type="string" calcext:value-type="string">
            <text:p>||ping||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||info||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||info-hello||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||info-custom_name||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||info-board||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||info-mcu_type||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||info-ucid||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||trigger-all||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||trigger-selective|1-c1||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||trigger-selective|2-c1-c2||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||trigger-selective|3-c1-c2-c3||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||trigger-selective|4-c1-c2-c3-c4||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||trigger-selective|5-c1-c2-c3-c4-c5||</text:p>
          </table:table-cell>
          <table:table-cell office:value-type="float" office:value="38" calcext:value-type="float">
            <text:p>38</text:p>
          </table:table-cell>
          <table:table-cell table:number-columns-repeated="5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||trigger-selective|6-c1-c2-c3-c4-c5-c6||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||trigger-selective|7-c1-c2-c3-c4-c5-c6-c7||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||trigger-selective|8-c1-c2-c3-c4-c5-c6-c7-c8||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||trigger-selective|9-c1-c2-c3-c4-c5-c6-c7-c8-c9||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||trigger-selective|10-c1-c2-c3-c4-c5-c6-c7-c8-c9-c10||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ce1" table:formula="of:=AVERAGE([.C2:.C19])" office:value-type="float" office:value="1.72222222222222" calcext:value-type="float">
            <text:p>1.722</text:p>
          </table:table-cell>
          <table:table-cell table:style-name="ce1" table:formula="of:=AVERAGE([.D2:.D19])" office:value-type="float" office:value="1.66666666666667" calcext:value-type="float">
            <text:p>1.667</text:p>
          </table:table-cell>
          <table:table-cell table:style-name="ce1" table:formula="of:=AVERAGE([.E2:.E19])" office:value-type="float" office:value="1.66666666666667" calcext:value-type="float">
            <text:p>1.667</text:p>
          </table:table-cell>
          <table:table-cell table:style-name="ce1" table:formula="of:=AVERAGE([.F2:.F19])" office:value-type="float" office:value="1.61111111111111" calcext:value-type="float">
            <text:p>1.611</text:p>
          </table:table-cell>
          <table:table-cell table:style-name="ce1" table:formula="of:=AVERAGE([.G2:.G19])" office:value-type="float" office:value="1.61111111111111" calcext:value-type="float">
            <text:p>1.611</text:p>
          </table:table-cell>
          <table:table-cell table:style-name="ce2" table:formula="of:=AVERAGE([.C20:.G20])" office:value-type="float" office:value="1.65555555555556" calcext:value-type="float">
            <text:p>1.6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30T14:45:45.253074318</dc:date>
    <meta:editing-duration>PT7M14S</meta:editing-duration>
    <meta:editing-cycles>2</meta:editing-cycles>
    <meta:generator>LibreOffice/24.2.4.2$Linux_X86_64 LibreOffice_project/420$Build-2</meta:generator>
    <meta:document-statistic meta:table-count="1" meta:cell-count="13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652cm" svg:y="0.316cm" chart:style-name="ch2">
          <text:p>Command Deserialization Time vs Command Length</text:p>
        </chart:title>
        <chart:legend chart:legend-position="end" svg:x="13.624cm" svg:y="3.205cm" style:legend-expansion="high" chart:style-name="ch3"/>
        <chart:plot-area chart:style-name="ch4" table:cell-range-address="deserialization_time.B1:deserialization_time.G19" chart:data-source-has-labels="row" svg:x="1.331cm" svg:y="1.275cm" svg:width="11.973cm" svg:height="6.564cm">
          <chart:coordinate-region svg:x="2.058cm" svg:y="1.474cm" svg:width="11.059cm" svg:height="5.718cm"/>
          <chart:axis chart:dimension="x" chart:name="primary-x" chart:style-name="ch5">
            <chart:title svg:x="6.836cm" svg:y="8.019cm" chart:style-name="ch6">
              <text:p>length</text:p>
            </chart:title>
          </chart:axis>
          <chart:axis chart:dimension="y" chart:name="primary-y" chart:style-name="ch7">
            <chart:title svg:x="0.451cm" svg:y="6.334cm" chart:style-name="ch8">
              <text:p>deserialization time (ms)</text:p>
            </chart:title>
            <chart:grid chart:style-name="ch9" chart:class="major"/>
          </chart:axis>
          <chart:series chart:style-name="ch10" chart:values-cell-range-address="deserialization_time.C2:deserialization_time.C19" chart:label-cell-address="deserialization_time.C1:deserialization_time.C1" chart:class="chart:scatter">
            <chart:domain table:cell-range-address="deserialization_time.B2:deserialization_time.B19"/>
            <chart:data-point chart:repeated="18"/>
          </chart:series>
          <chart:series chart:style-name="ch11" chart:values-cell-range-address="deserialization_time.D2:deserialization_time.D19" chart:label-cell-address="deserialization_time.D1:deserialization_time.D1" chart:class="chart:scatter">
            <chart:data-point chart:repeated="18"/>
          </chart:series>
          <chart:series chart:style-name="ch12" chart:values-cell-range-address="deserialization_time.E2:deserialization_time.E19" chart:label-cell-address="deserialization_time.E1:deserialization_time.E1" chart:class="chart:scatter">
            <chart:data-point chart:repeated="18"/>
          </chart:series>
          <chart:series chart:style-name="ch13" chart:values-cell-range-address="deserialization_time.F2:deserialization_time.F19" chart:label-cell-address="deserialization_time.F1:deserialization_time.F1" chart:class="chart:scatter">
            <chart:data-point chart:repeated="18"/>
          </chart:series>
          <chart:series chart:style-name="ch14" chart:values-cell-range-address="deserialization_time.G2:deserialization_time.G19" chart:label-cell-address="deserialization_time.G1:deserialization_time.G1" chart:class="chart:scatter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_1</text:p>
                <draw:g>
                  <svg:desc>deserialization_time.C1:deserialization_time.C1</svg:desc>
                </draw:g>
              </table:table-cell>
              <table:table-cell office:value-type="string">
                <text:p>time_2</text:p>
                <draw:g>
                  <svg:desc>deserialization_time.D1:deserialization_time.D1</svg:desc>
                </draw:g>
              </table:table-cell>
              <table:table-cell office:value-type="string">
                <text:p>time_3</text:p>
                <draw:g>
                  <svg:desc>deserialization_time.E1:deserialization_time.E1</svg:desc>
                </draw:g>
              </table:table-cell>
              <table:table-cell office:value-type="string">
                <text:p>time_4</text:p>
                <draw:g>
                  <svg:desc>deserialization_time.F1:deserialization_time.F1</svg:desc>
                </draw:g>
              </table:table-cell>
              <table:table-cell office:value-type="string">
                <text:p>time_5</text:p>
                <draw:g>
                  <svg:desc>deserialization_time.G1:deserialization_time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deserialization_time.B2:deserialization_time.B19</svg:desc>
                </draw:g>
              </table:table-cell>
              <table:table-cell office:value-type="float" office:value="0">
                <text:p>0</text:p>
                <draw:g>
                  <svg:desc>deserialization_time.C2:deserialization_time.C19</svg:desc>
                </draw:g>
              </table:table-cell>
              <table:table-cell office:value-type="float" office:value="0">
                <text:p>0</text:p>
                <draw:g>
                  <svg:desc>deserialization_time.D2:deserialization_time.D19</svg:desc>
                </draw:g>
              </table:table-cell>
              <table:table-cell office:value-type="float" office:value="0">
                <text:p>0</text:p>
                <draw:g>
                  <svg:desc>deserialization_time.E2:deserialization_time.E19</svg:desc>
                </draw:g>
              </table:table-cell>
              <table:table-cell office:value-type="float" office:value="0">
                <text:p>0</text:p>
                <draw:g>
                  <svg:desc>deserialization_time.F2:deserialization_time.F19</svg:desc>
                </draw:g>
              </table:table-cell>
              <table:table-cell office:value-type="float" office:value="0">
                <text:p>0</text:p>
                <draw:g>
                  <svg:desc>deserialization_time.G2:deserialization_time.G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